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C000001F479F0C607CC4A2F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ed1c24"/>
      <style:paragraph-properties fo:text-align="center"/>
    </style:style>
    <style:style style:name="P2" style:family="paragraph">
      <loext:graphic-properties draw:fill-color="#f58220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-color="#0066b3"/>
      <style:paragraph-properties fo:text-align="center"/>
    </style:style>
    <style:style style:name="P6" style:family="paragraph">
      <loext:graphic-properties draw:fill-color="#5c2d91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d1c24" draw:fill-color="#ed1c24" draw:textarea-horizontal-align="justify" draw:textarea-vertical-align="middle" draw:auto-grow-height="false" fo:min-height="0.9429in" fo:min-width="0.9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58220" draw:fill-color="#f58220" draw:textarea-horizontal-align="justify" draw:textarea-vertical-align="middle" draw:auto-grow-height="false" fo:min-height="0.9429in" fo:min-width="0.9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200" draw:fill-color="#fff200" draw:textarea-horizontal-align="justify" draw:textarea-vertical-align="middle" draw:auto-grow-height="false" fo:min-height="0.9429in" fo:min-width="0.9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a65d" draw:fill-color="#00a65d" draw:textarea-horizontal-align="justify" draw:textarea-vertical-align="middle" draw:auto-grow-height="false" fo:min-height="0.9429in" fo:min-width="0.9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66b3" draw:fill-color="#0066b3" draw:textarea-horizontal-align="justify" draw:textarea-vertical-align="middle" draw:auto-grow-height="false" fo:min-height="0.9429in" fo:min-width="0.9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5c2d91" draw:fill-color="#5c2d91" draw:textarea-horizontal-align="justify" draw:textarea-vertical-align="middle" draw:auto-grow-height="false" fo:min-height="0.9429in" fo:min-width="0.9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a65d" draw:fill-color="#00a65d" draw:textarea-horizontal-align="justify" draw:textarea-vertical-align="middle" draw:auto-grow-height="false" fo:min-height="0.4701in" fo:min-width="0.4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21409a" draw:fill-color="#5c2d91" draw:textarea-horizontal-align="justify" draw:textarea-vertical-align="middle" draw:auto-grow-height="false" fo:min-height="0.4701in" fo:min-width="0.4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66b3" draw:fill-color="#0066b3" draw:textarea-horizontal-align="justify" draw:textarea-vertical-align="middle" draw:auto-grow-height="false" fo:min-height="0.4701in" fo:min-width="0.4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ed1c24" draw:fill-color="#ed1c24" draw:textarea-horizontal-align="justify" draw:textarea-vertical-align="middle" draw:auto-grow-height="false" fo:min-height="0.4701in" fo:min-width="0.4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ff200" draw:fill-color="#fff200" draw:textarea-horizontal-align="justify" draw:textarea-vertical-align="middle" draw:auto-grow-height="false" fo:min-height="0.4701in" fo:min-width="0.4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58220" draw:fill-color="#f58220" draw:textarea-horizontal-align="justify" draw:textarea-vertical-align="middle" draw:auto-grow-height="false" fo:min-height="0.4701in" fo:min-width="0.47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4.3311in" svg:width="6.9252in" svg:height="3.6217in" draw:z-index="18"><draw:image xlink:href="Pictures/10000201000003BC000001F479F0C607CC4A2FD2.png" xlink:type="simple" xlink:show="embed" xlink:actuate="onLoad" loext:mime-type="image/png"/></draw:frame><draw:custom-shape text:anchor-type="paragraph" draw:z-index="0" draw:name="Shape1" draw:style-name="gr1" draw:text-style-name="P1" svg:width="0.9433in" svg:height="0.9433in" svg:x="0.1839in" svg:y="0.3425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" svg:width="0.9433in" svg:height="0.9433in" svg:x="1.3654in" svg:y="0.3425in"><text:p/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3" svg:width="0.9433in" svg:height="0.9433in" svg:x="2.5465in" svg:y="0.3425in"><text:p/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4" svg:width="0.9433in" svg:height="0.9433in" svg:x="3.728in" svg:y="0.3425in"><text:p/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5" svg:width="0.9433in" svg:height="0.9433in" svg:x="4.9091in" svg:y="0.3425in"><text:p/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6" svg:width="0.9433in" svg:height="0.9433in" svg:x="6.0902in" svg:y="0.3425in"><text:p/><draw:enhanced-geometry svg:viewBox="0 0 21600 21600" draw:type="rectangle" draw:enhanced-path="M 0 0 L 21600 0 21600 21600 0 21600 0 0 Z N"/></draw:custom-shape><draw:custom-shape text:anchor-type="paragraph" draw:z-index="6" draw:name="Shape1" draw:style-name="gr2" draw:text-style-name="P2" svg:width="0.9433in" svg:height="0.9433in" svg:x="1.3654in" svg:y="2.311in"><text:p/><draw:enhanced-geometry svg:viewBox="0 0 21600 21600" draw:type="rectangle" draw:enhanced-path="M 0 0 L 21600 0 21600 21600 0 21600 0 0 Z N"/></draw:custom-shape><draw:custom-shape text:anchor-type="paragraph" draw:z-index="7" draw:name="Shape1" draw:style-name="gr1" draw:text-style-name="P1" svg:width="0.9433in" svg:height="0.9433in" svg:x="0.1839in" svg:y="2.311in"><text:p/><draw:enhanced-geometry svg:viewBox="0 0 21600 21600" draw:type="rectangle" draw:enhanced-path="M 0 0 L 21600 0 21600 21600 0 21600 0 0 Z N"/></draw:custom-shape><draw:custom-shape text:anchor-type="paragraph" draw:z-index="8" draw:name="Shape1" draw:style-name="gr7" draw:text-style-name="P4" svg:width="0.4705in" svg:height="0.4705in" svg:x="0.4181in" svg:y="2.5626in"><text:p/><draw:enhanced-geometry svg:viewBox="0 0 21600 21600" draw:type="rectangle" draw:enhanced-path="M 0 0 L 21600 0 21600 21600 0 21600 0 0 Z N"/></draw:custom-shape><draw:custom-shape text:anchor-type="paragraph" draw:z-index="9" draw:name="Shape1" draw:style-name="gr3" draw:text-style-name="P3" svg:width="0.9433in" svg:height="0.9433in" svg:x="2.5465in" svg:y="2.311in"><text:p/><draw:enhanced-geometry svg:viewBox="0 0 21600 21600" draw:type="rectangle" draw:enhanced-path="M 0 0 L 21600 0 21600 21600 0 21600 0 0 Z N"/></draw:custom-shape><draw:custom-shape text:anchor-type="paragraph" draw:z-index="10" draw:name="Shape1" draw:style-name="gr4" draw:text-style-name="P4" svg:width="0.9433in" svg:height="0.9433in" svg:x="3.728in" svg:y="2.311in"><text:p/><draw:enhanced-geometry svg:viewBox="0 0 21600 21600" draw:type="rectangle" draw:enhanced-path="M 0 0 L 21600 0 21600 21600 0 21600 0 0 Z N"/></draw:custom-shape><draw:custom-shape text:anchor-type="paragraph" draw:z-index="11" draw:name="Shape1" draw:style-name="gr5" draw:text-style-name="P5" svg:width="0.9433in" svg:height="0.9433in" svg:x="4.9091in" svg:y="2.311in"><text:p/><draw:enhanced-geometry svg:viewBox="0 0 21600 21600" draw:type="rectangle" draw:enhanced-path="M 0 0 L 21600 0 21600 21600 0 21600 0 0 Z N"/></draw:custom-shape><draw:custom-shape text:anchor-type="paragraph" draw:z-index="12" draw:name="Shape1" draw:style-name="gr6" draw:text-style-name="P6" svg:width="0.9433in" svg:height="0.9433in" svg:x="6.0902in" svg:y="2.311in"><text:p/><draw:enhanced-geometry svg:viewBox="0 0 21600 21600" draw:type="rectangle" draw:enhanced-path="M 0 0 L 21600 0 21600 21600 0 21600 0 0 Z N"/></draw:custom-shape><draw:custom-shape text:anchor-type="paragraph" draw:z-index="13" draw:name="Shape1" draw:style-name="gr8" draw:text-style-name="P6" svg:width="0.4705in" svg:height="0.4705in" svg:x="1.5992in" svg:y="2.5626in"><text:p/><draw:enhanced-geometry svg:viewBox="0 0 21600 21600" draw:type="rectangle" draw:enhanced-path="M 0 0 L 21600 0 21600 21600 0 21600 0 0 Z N"/></draw:custom-shape><draw:custom-shape text:anchor-type="paragraph" draw:z-index="14" draw:name="Shape1" draw:style-name="gr9" draw:text-style-name="P5" svg:width="0.4705in" svg:height="0.4705in" svg:x="2.7807in" svg:y="2.5626in"><text:p/><draw:enhanced-geometry svg:viewBox="0 0 21600 21600" draw:type="rectangle" draw:enhanced-path="M 0 0 L 21600 0 21600 21600 0 21600 0 0 Z N"/></draw:custom-shape><draw:custom-shape text:anchor-type="paragraph" draw:z-index="15" draw:name="Shape1" draw:style-name="gr10" draw:text-style-name="P1" svg:width="0.4705in" svg:height="0.4705in" svg:x="3.9618in" svg:y="2.5626in"><text:p/><draw:enhanced-geometry svg:viewBox="0 0 21600 21600" draw:type="rectangle" draw:enhanced-path="M 0 0 L 21600 0 21600 21600 0 21600 0 0 Z N"/></draw:custom-shape><draw:custom-shape text:anchor-type="paragraph" draw:z-index="16" draw:name="Shape1" draw:style-name="gr11" draw:text-style-name="P3" svg:width="0.4705in" svg:height="0.4705in" svg:x="5.1429in" svg:y="2.5626in"><text:p/><draw:enhanced-geometry svg:viewBox="0 0 21600 21600" draw:type="rectangle" draw:enhanced-path="M 0 0 L 21600 0 21600 21600 0 21600 0 0 Z N"/></draw:custom-shape><draw:custom-shape text:anchor-type="paragraph" draw:z-index="17" draw:name="Shape1" draw:style-name="gr12" draw:text-style-name="P2" svg:width="0.4705in" svg:height="0.4705in" svg:x="6.3244in" svg:y="2.5626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4T06:46:45.496197720</meta:creation-date>
    <dc:date>2021-01-14T07:01:20.197696907</dc:date>
    <meta:editing-duration>PT4M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